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1.8193in"/>
    </style:style>
    <style:style style:name="co3" style:family="table-column">
      <style:table-column-properties fo:break-before="auto" style:column-width="1.78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etcd 0.5.0-alpha.0" table:style-name="ta1">
        <table:shapes>
          <draw:frame draw:z-index="0" draw:style-name="gr1" draw:text-style-name="P1" svg:width="6.2996in" svg:height="3.5449in" svg:x="6.9244in" svg:y="0.2299in">
            <draw:object draw:notify-on-update-of-ranges="'etcd 0.5.0-alpha.0'.A2:'etcd 0.5.0-alpha.0'.A22 'etcd 0.5.0-alpha.0'.B1:'etcd 0.5.0-alpha.0'.B1 'etcd 0.5.0-alpha.0'.B2:'etcd 0.5.0-alpha.0'.B22 'etcd 0.5.0-alpha.0'.C1:'etcd 0.5.0-alpha.0'.C1 'etcd 0.5.0-alpha.0'.C2:'etcd 0.5.0-alpha.0'.C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96in" svg:height="3.5453in" svg:x="13.4433in" svg:y="0.1882in">
            <draw:object draw:notify-on-update-of-ranges="'etcd 0.5.0-alpha.0'.A2:'etcd 0.5.0-alpha.0'.A24 'etcd 0.5.0-alpha.0'.C1:'etcd 0.5.0-alpha.0'.C1 'etcd 0.5.0-alpha.0'.C2:'etcd 0.5.0-alpha.0'.C2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96in" svg:height="3.5453in" svg:x="8.9287in" svg:y="4.0264in">
            <draw:object draw:notify-on-update-of-ranges="'etcd 0.5.0-alpha.0'.A2:'etcd 0.5.0-alpha.0'.A22 'etcd 0.5.0-alpha.0'.B1:'etcd 0.5.0-alpha.0'.B1 'etcd 0.5.0-alpha.0'.B2:'etcd 0.5.0-alpha.0'.B2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um Nodes in Dir (10K)</text:p>
          </table:table-cell>
          <table:table-cell table:style-name="ce1" office:value-type="string" calcext:value-type="string">
            <text:p>Etcd Memory Usage (MB)</text:p>
          </table:table-cell>
          <table:table-cell table:style-name="ce1" office:value-type="string" calcext:value-type="string">
            <text:p>Etcd Snapshot Size (MB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44" calcext:value-type="float">
            <text:p>11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828" calcext:value-type="float">
            <text:p>42.82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.908" calcext:value-type="float">
            <text:p>75.908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7.14" calcext:value-type="float">
            <text:p>137.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.204" calcext:value-type="float">
            <text:p>183.2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4.716" calcext:value-type="float">
            <text:p>244.7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6.06" calcext:value-type="float">
            <text:p>336.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5.428" calcext:value-type="float">
            <text:p>395.4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5.428" calcext:value-type="float">
            <text:p>395.4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4.296" calcext:value-type="float">
            <text:p>434.2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4.296" calcext:value-type="float">
            <text:p>434.2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0.876" calcext:value-type="float">
            <text:p>560.87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1.244" calcext:value-type="float">
            <text:p>611.2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.852" calcext:value-type="float">
            <text:p>666.8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0.252" calcext:value-type="float">
            <text:p>670.2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1.02" calcext:value-type="float">
            <text:p>671.0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1.02" calcext:value-type="float">
            <text:p>671.0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1.276" calcext:value-type="float">
            <text:p>671.27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1.276" calcext:value-type="float">
            <text:p>671.2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1.044" calcext:value-type="float">
            <text:p>751.04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5.616" calcext:value-type="float">
            <text:p>995.616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N=200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ey Value Size:</text:p>
          </table:table-cell>
          <table:table-cell office:value-type="string" calcext:value-type="string">
            <text:p>207 bytes</text:p>
          </table:table-cell>
          <table:table-cell/>
        </table:table-row>
        <table:table-row table:style-name="ro1">
          <table:table-cell table:style-name="ce1" office:value-type="string" calcext:value-type="string">
            <text:p>Start-up time:</text:p>
          </table:table-cell>
          <table:table-cell office:value-type="string" calcext:value-type="string">
            <text:p>4s</text:p>
          </table:table-cell>
          <table:table-cell/>
        </table:table-row>
        <table:table-row table:style-name="ro1">
          <table:table-cell table:style-name="ce1" office:value-type="string" calcext:value-type="string">
            <text:p>Mem usage after restart:</text:p>
          </table:table-cell>
          <table:table-cell office:value-type="string" calcext:value-type="string">
            <text:p>720.552 MB</text:p>
          </table:table-cell>
          <table:table-cell/>
        </table:table-row>
        <table:table-row table:style-name="ro1">
          <table:table-cell table:style-name="ce1" office:value-type="string" calcext:value-type="string">
            <text:p>List all nodes in dir:</text:p>
          </table:table-cell>
          <table:table-cell office:value-type="string" calcext:value-type="string">
            <text:p>Min .7, Max .844 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<text:span text:style-name="T1">Scenario</text:span>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e N nodes in a dir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11:25:19.602658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5:46:02.401942472</meta:creation-date>
    <meta:generator>LibreOffice/4.2.6.3$Linux_X86_64 LibreOffice_project/420$Build-3</meta:generator>
    <dc:date>2014-11-03T11:37:58.618114233</dc:date>
    <meta:editing-duration>PT21H47M33S</meta:editing-duration>
    <meta:editing-cycles>15</meta:editing-cycles>
    <meta:document-statistic meta:table-count="1" meta:cell-count="77" meta:object-count="3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title svg:x="5.391cm" svg:y="0.316cm" chart:style-name="ch2">
          <text:p>Populating Nodes at Scale</text:p>
        </chart:title>
        <chart:legend chart:legend-position="bottom" svg:x="3.5cm" svg:y="8.222cm" style:legend-expansion="wide" chart:style-name="ch3"/>
        <chart:plot-area chart:style-name="ch4" table:cell-range-address="'etcd 0.5.0-alpha.0'.A1:'etcd 0.5.0-alpha.0'.C22" chart:data-source-has-labels="both" svg:x="1.331cm" svg:y="1.635cm" svg:width="14.031cm" svg:height="5.426cm">
          <chartooo:coordinate-region svg:x="2.323cm" svg:y="1.834cm" svg:width="13.039cm" svg:height="4.58cm"/>
          <chart:axis chart:dimension="x" chart:name="primary-x" chart:style-name="ch5" chartooo:axis-type="auto">
            <chartooo:date-scale/>
            <chart:title svg:x="6.9cm" svg:y="7.241cm" chart:style-name="ch6">
              <text:p>Nodes In Dir ( 10K)</text:p>
            </chart:title>
            <chart:categories table:cell-range-address="'etcd 0.5.0-alpha.0'.A2:'etcd 0.5.0-alpha.0'.A22"/>
          </chart:axis>
          <chart:axis chart:dimension="y" chart:name="primary-y" chart:style-name="ch7">
            <chart:title svg:x="0.451cm" svg:y="4.63cm" chart:style-name="ch8">
              <text:p>MB</text:p>
            </chart:title>
            <chart:grid chart:style-name="ch9" chart:class="major"/>
          </chart:axis>
          <chart:series chart:style-name="ch10" chart:values-cell-range-address="'etcd 0.5.0-alpha.0'.B2:'etcd 0.5.0-alpha.0'.B22" chart:label-cell-address="'etcd 0.5.0-alpha.0'.B1:'etcd 0.5.0-alpha.0'.B1" chart:class="chart:bar">
            <chart:data-point chart:repeated="21"/>
          </chart:series>
          <chart:series chart:style-name="ch11" chart:values-cell-range-address="'etcd 0.5.0-alpha.0'.C2:'etcd 0.5.0-alpha.0'.C22" chart:label-cell-address="'etcd 0.5.0-alpha.0'.C1:'etcd 0.5.0-alpha.0'.C1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Memory Usage (MB)</text:p>
                <draw:g>
                  <svg:desc>'etcd 0.5.0-alpha.0'.B1:'etcd 0.5.0-alpha.0'.B1</svg:desc>
                </draw:g>
              </table:table-cell>
              <table:table-cell office:value-type="string">
                <text:p>Etcd Snapshot Size (MB)</text:p>
                <draw:g>
                  <svg:desc>'etcd 0.5.0-alpha.0'.C1:'etcd 0.5.0-alpha.0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5.0-alpha.0'.A2:'etcd 0.5.0-alpha.0'.A22</svg:desc>
                </draw:g>
              </table:table-cell>
              <table:table-cell office:value-type="float" office:value="11.544">
                <text:p>11.544</text:p>
                <draw:g>
                  <svg:desc>'etcd 0.5.0-alpha.0'.B2:'etcd 0.5.0-alpha.0'.B22</svg:desc>
                </draw:g>
              </table:table-cell>
              <table:table-cell office:value-type="float" office:value="0">
                <text:p>0</text:p>
                <draw:g>
                  <svg:desc>'etcd 0.5.0-alpha.0'.C2:'etcd 0.5.0-alpha.0'.C2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2.828">
                <text:p>42.82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5.908">
                <text:p>75.90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7.14">
                <text:p>137.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3.204">
                <text:p>183.2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4.716">
                <text:p>244.7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36.06">
                <text:p>336.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95.428">
                <text:p>395.4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95.428">
                <text:p>395.4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34.296">
                <text:p>434.2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34.296">
                <text:p>434.2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60.876">
                <text:p>560.8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11.244">
                <text:p>611.2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6.852">
                <text:p>666.8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70.252">
                <text:p>670.2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71.02">
                <text:p>671.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71.02">
                <text:p>671.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71.276">
                <text:p>671.2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71.276">
                <text:p>671.2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51.044">
                <text:p>751.0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5.616">
                <text:p>995.616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6.026cm" svg:y="0.316cm" chart:style-name="ch2">
          <text:p>Etcd Snapshot Size</text:p>
        </chart:title>
        <chart:legend chart:legend-position="end" svg:x="11.331cm" svg:y="4.204cm" style:legend-expansion="high" chart:style-name="ch3"/>
        <chart:plot-area chart:style-name="ch4" table:cell-range-address="'etcd 0.5.0-alpha.0'.A2:'etcd 0.5.0-alpha.0'.A24 'etcd 0.5.0-alpha.0'.C1:'etcd 0.5.0-alpha.0'.C24" chart:data-source-has-labels="both" svg:x="1.331cm" svg:y="1.635cm" svg:width="9.36cm" svg:height="6.21cm">
          <chartooo:coordinate-region svg:x="1.952cm" svg:y="1.834cm" svg:width="8.739cm" svg:height="5.364cm"/>
          <chart:axis chart:dimension="x" chart:name="primary-x" chart:style-name="ch5" chartooo:axis-type="auto">
            <chartooo:date-scale/>
            <chart:title svg:x="4.565cm" svg:y="8.025cm" chart:style-name="ch6">
              <text:p>Nodes In Dir ( 10K)</text:p>
            </chart:title>
            <chart:categories table:cell-range-address="'etcd 0.5.0-alpha.0'.A2:'etcd 0.5.0-alpha.0'.A24"/>
          </chart:axis>
          <chart:axis chart:dimension="y" chart:name="primary-y" chart:style-name="ch7">
            <chart:title svg:x="0.451cm" svg:y="5.022cm" chart:style-name="ch8">
              <text:p>MB</text:p>
            </chart:title>
            <chart:grid chart:style-name="ch9" chart:class="major"/>
          </chart:axis>
          <chart:series chart:style-name="ch10" chart:values-cell-range-address="'etcd 0.5.0-alpha.0'.C2:'etcd 0.5.0-alpha.0'.C24" chart:label-cell-address="'etcd 0.5.0-alpha.0'.C1:'etcd 0.5.0-alpha.0'.C1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Snapshot Size (MB)</text:p>
                <draw:g>
                  <svg:desc>'etcd 0.5.0-alpha.0'.C1:'etcd 0.5.0-alpha.0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5.0-alpha.0'.A2:'etcd 0.5.0-alpha.0'.A24</svg:desc>
                </draw:g>
              </table:table-cell>
              <table:table-cell office:value-type="float" office:value="0">
                <text:p>0</text:p>
                <draw:g>
                  <svg:desc>'etcd 0.5.0-alpha.0'.C2:'etcd 0.5.0-alpha.0'.C2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4.214cm" svg:y="0.316cm" chart:style-name="ch2">
          <text:p>Etcd Memory Usage during Population</text:p>
        </chart:title>
        <chart:legend chart:legend-position="end" svg:x="11.252cm" svg:y="4.204cm" style:legend-expansion="high" chart:style-name="ch3"/>
        <chart:plot-area chart:style-name="ch4" table:cell-range-address="'etcd 0.5.0-alpha.0'.A1:'etcd 0.5.0-alpha.0'.B22" chart:data-source-has-labels="both" svg:x="1.331cm" svg:y="1.635cm" svg:width="9.281cm" svg:height="6.21cm">
          <chartooo:coordinate-region svg:x="2.323cm" svg:y="1.834cm" svg:width="8.289cm" svg:height="5.364cm"/>
          <chart:axis chart:dimension="x" chart:name="primary-x" chart:style-name="ch5" chartooo:axis-type="auto">
            <chartooo:date-scale/>
            <chart:title svg:x="4.525cm" svg:y="8.025cm" chart:style-name="ch6">
              <text:p>Nodes In Dir ( 10K)</text:p>
            </chart:title>
            <chart:categories table:cell-range-address="'etcd 0.5.0-alpha.0'.A2:'etcd 0.5.0-alpha.0'.A22"/>
          </chart:axis>
          <chart:axis chart:dimension="y" chart:name="primary-y" chart:style-name="ch7">
            <chart:title svg:x="0.451cm" svg:y="5.022cm" chart:style-name="ch8">
              <text:p>MB</text:p>
            </chart:title>
            <chart:grid chart:style-name="ch9" chart:class="major"/>
          </chart:axis>
          <chart:series chart:style-name="ch10" chart:values-cell-range-address="'etcd 0.5.0-alpha.0'.B2:'etcd 0.5.0-alpha.0'.B22" chart:label-cell-address="'etcd 0.5.0-alpha.0'.B1:'etcd 0.5.0-alpha.0'.B1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cd Memory Usage (MB)</text:p>
                <draw:g>
                  <svg:desc>'etcd 0.5.0-alpha.0'.B1:'etcd 0.5.0-alpha.0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tcd 0.5.0-alpha.0'.A2:'etcd 0.5.0-alpha.0'.A22</svg:desc>
                </draw:g>
              </table:table-cell>
              <table:table-cell office:value-type="float" office:value="11.544">
                <text:p>11.544</text:p>
                <draw:g>
                  <svg:desc>'etcd 0.5.0-alpha.0'.B2:'etcd 0.5.0-alpha.0'.B2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2.828">
                <text:p>42.8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5.908">
                <text:p>75.9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7.14">
                <text:p>137.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3.204">
                <text:p>183.2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4.716">
                <text:p>244.71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36.06">
                <text:p>336.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95.428">
                <text:p>395.4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95.428">
                <text:p>395.4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34.296">
                <text:p>434.2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34.296">
                <text:p>434.29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60.876">
                <text:p>560.87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11.244">
                <text:p>611.2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6.852">
                <text:p>666.85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70.252">
                <text:p>670.25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71.02">
                <text:p>671.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71.02">
                <text:p>671.0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71.276">
                <text:p>671.27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71.276">
                <text:p>671.27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51.044">
                <text:p>751.0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5.616">
                <text:p>995.6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